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5271"/>
    </style:style>
    <style:style style:name="P2" style:family="paragraph" style:parent-style-name="Standard">
      <style:text-properties officeooo:rsid="001d5271" officeooo:paragraph-rsid="001d5271"/>
    </style:style>
    <style:style style:name="T1" style:family="text">
      <style:text-properties officeooo:rsid="001e4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tle Simulator</text:p>
      <text:p text:style-name="P1"/>
      <text:p text:style-name="P2">Criteria for success: 2 pokemon can use any of their 4 moves to damage the other until one dies.</text:p>
      <text:p text:style-name="P2"/>
      <text:p text:style-name="P2">Classes: </text:p>
      <text:p text:style-name="P2"/>
      <text:p text:style-name="P2">Character</text:p>
      <text:p text:style-name="P2">- Max HP</text:p>
      <text:p text:style-name="P2">- Current HP</text:p>
      <text:p text:style-name="P2">- Abilities - { Name, Type, Damage, Uses }</text:p>
      <text:p text:style-name="P2">+ Constructor(HP, AbilityArray)</text:p>
      <text:p text:style-name="P2">+ GetHP()</text:p>
      <text:p text:style-name="P2">+ ReceiveDamage(Amount)</text:p>
      <text:p text:style-name="P2">+ GetAbilities()</text:p>
      <text:p text:style-name="P2">+ ExecuteTurn(TargetArray, AttackStrategy)</text:p>
      <text:p text:style-name="P2">+ Death Event</text:p>
      <text:p text:style-name="P2"/>
      <text:p text:style-name="P2">Ability</text:p>
      <text:p text:style-name="P2">+ Constructor(ParentCharacter)</text:p>
      <text:p text:style-name="P2">- Name</text:p>
      <text:p text:style-name="P2">- Type</text:p>
      <text:p text:style-name="P2">- Damage</text:p>
      <text:p text:style-name="P2">- Uses</text:p>
      <text:p text:style-name="P2">- Parent</text:p>
      <text:p text:style-name="P2">+ Execute(TargetArray)</text:p>
      <text:p text:style-name="P2"/>
      <text:p text:style-name="P2">RandomStrategy: AttackStrategy</text:p>
      <text:p text:style-name="P2">+ Constructor(character, random gen)</text:p>
      <text:p text:style-name="P2">+ Execute(TargetArray)</text:p>
      <text:p text:style-name="P2"/>
      <text:p text:style-name="P2">Ability Unit Tests:</text:p>
      <text:p text:style-name="P2">- Execute doesn't throw an exception on an empty array</text:p>
      <text:p text:style-name="P2">- Execute applies damage to a single target</text:p>
      <text:p text:style-name="P2">- Execute reduces uses by 1</text:p>
      <text:p text:style-name="P2"/>
      <text:p text:style-name="P2">Random Strategy Unit Tests:</text:p>
      <text:p text:style-name="P2">- Given the preset random generator and 4 abilities, make sure it calls the correct ability's execute method</text:p>
      <text:p text:style-name="P2"/>
      <text:p text:style-name="P2">Character Unit Tests:</text:p>
      <text:p text:style-name="P2">- <text:span text:style-name="T1">Constructor creates an object with correct abilities</text:span></text:p>
      <text:p text:style-name="P2"><text:span text:style-name="T1">- Constructor creates an object with correct HP</text:span></text:p>
      <text:p text:style-name="P2">- Make sure we can take damage</text:p>
      <text:p text:style-name="P2">- Make sure we can be healed (take a negative damage amount)</text:p>
      <text:p text:style-name="P2">- Make sure healing doesn't surpass our max HP</text:p>
      <text:p text:style-name="P2">- Make sure HP dropping to 0 triggers the death ev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4:44:58.791744000</meta:creation-date>
    <dc:date>2014-04-01T15:15:09.855341000</dc:date>
    <meta:editing-duration>PT14M30S</meta:editing-duration>
    <meta:editing-cycles>1</meta:editing-cycles>
    <meta:document-statistic meta:table-count="0" meta:image-count="0" meta:object-count="0" meta:page-count="1" meta:paragraph-count="37" meta:word-count="183" meta:character-count="1096" meta:non-whitespace-character-count="949"/>
    <meta:generator>LibreOffice/4.1.3.2$MacOSX_x86 LibreOffice_project/70feb7d99726f064edab4605a8ab840c50ec57a</meta:generator>
  </office:meta>
</office:document-meta>
</file>